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19.17mm"/>
    </style:style>
    <style:style style:name="co5" style:family="table-column">
      <style:table-column-properties fo:break-before="auto" style:column-width="18.17mm"/>
    </style:style>
    <style:style style:name="co6" style:family="table-column">
      <style:table-column-properties fo:break-before="auto" style:column-width="2.47mm"/>
    </style:style>
    <style:style style:name="co7" style:family="table-column">
      <style:table-column-properties fo:break-before="auto" style:column-width="7.96mm"/>
    </style:style>
    <style:style style:name="co8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3.92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一般_20_2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8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8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8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89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8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8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一般_20_2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一般_20_2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一般_20_2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一般_20_2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19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7" style:family="table-cell" style:parent-style-name="Default" style:data-style-name="N19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" style:family="table-cell" style:parent-style-name="Default" style:data-style-name="N19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6pt" fo:font-style="normal" fo:text-shadow="none" style:text-underline-style="none" fo:font-weight="normal" style:font-name-asian="新細明體" style:font-size-asian="16pt" style:font-style-asian="normal" style:font-weight-asian="normal" style:font-size-complex="16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20"/>
        <table:table-column table:style-name="co4" table:default-cell-style-name="ce27"/>
        <table:table-column table:style-name="co5" table:number-columns-repeated="12" table:default-cell-style-name="ce27"/>
        <table:table-column table:style-name="co6" table:default-cell-style-name="ce27"/>
        <table:table-column table:style-name="co7" table:default-cell-style-name="ce27"/>
        <table:table-column table:style-name="co8" table:number-columns-repeated="239" table:default-cell-style-name="ce27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11-2 再生能源裝(設)置容量</text:p>
          </table:table-cell>
          <table:covered-table-cell table:number-columns-repeated="15" table:style-name="ce10"/>
          <table:table-cell table:style-name="ce39" table:number-columns-repeated="1008"/>
        </table:table-row>
        <table:table-row table:style-name="ro2">
          <table:table-cell table:style-name="ce2" table:number-columns-repeated="2"/>
          <table:table-cell table:style-name="ce17"/>
          <table:table-cell table:style-name="ce21" table:number-columns-repeated="4"/>
          <table:table-cell table:style-name="ce17" table:number-columns-repeated="2"/>
          <table:table-cell table:style-name="ce21"/>
          <table:table-cell table:style-name="ce17" table:number-columns-repeated="5"/>
          <table:table-cell table:style-name="ce35" office:value-type="string" calcext:value-type="string">
            <text:p>　　單位：千瓩</text:p>
          </table:table-cell>
          <table:table-cell table:style-name="ce40" table:number-columns-repeated="1008"/>
        </table:table-row>
        <table:table-row table:style-name="ro2">
          <table:table-cell table:style-name="ce3" office:value-type="string" calcext:value-type="string" table:number-columns-spanned="3" table:number-rows-spanned="2">
            <text:p>年　　　　　　月</text:p>
          </table:table-cell>
          <table:covered-table-cell table:number-columns-repeated="2" table:style-name="ce11"/>
          <table:table-cell table:style-name="ce22" office:value-type="string" calcext:value-type="string" table:number-columns-spanned="1" table:number-rows-spanned="2">
            <text:p>合計</text:p>
          </table:table-cell>
          <table:table-cell table:style-name="ce22" office:value-type="string" calcext:value-type="string" table:number-columns-spanned="1" table:number-rows-spanned="2">
            <text:p>慣常水力</text:p>
          </table:table-cell>
          <table:table-cell table:style-name="ce22" office:value-type="string" calcext:value-type="string" table:number-columns-spanned="1" table:number-rows-spanned="2">
            <text:p>地熱</text:p>
          </table:table-cell>
          <table:table-cell table:style-name="ce22" office:value-type="string" calcext:value-type="string" table:number-columns-spanned="1" table:number-rows-spanned="2">
            <text:p>太陽光電</text:p>
          </table:table-cell>
          <table:table-cell table:style-name="ce22" office:value-type="string" calcext:value-type="string" table:number-columns-spanned="3" table:number-rows-spanned="1">
            <text:p>風力</text:p>
          </table:table-cell>
          <table:covered-table-cell table:style-name="ce31"/>
          <table:covered-table-cell table:style-name="ce32"/>
          <table:table-cell table:style-name="ce33" office:value-type="string" calcext:value-type="string" table:number-columns-spanned="4" table:number-rows-spanned="1">
            <text:p>生質能</text:p>
          </table:table-cell>
          <table:covered-table-cell table:number-columns-repeated="3" table:style-name="ce33"/>
          <table:table-cell table:style-name="ce22" office:value-type="string" calcext:value-type="string" table:number-columns-spanned="1" table:number-rows-spanned="2">
            <text:p>廢棄物</text:p>
          </table:table-cell>
          <table:table-cell table:style-name="ce22" office:value-type="string" calcext:value-type="string">
            <text:p>太陽熱能*</text:p>
          </table:table-cell>
          <table:table-cell table:style-name="ce40" table:number-columns-repeated="1008"/>
        </table:table-row>
        <table:table-row table:style-name="ro2">
          <table:covered-table-cell table:number-columns-repeated="3" table:style-name="ce3"/>
          <table:covered-table-cell table:style-name="ce22"/>
          <table:covered-table-cell table:style-name="ce22" office:value-type="string" calcext:value-type="string">
            <text:p>自產</text:p>
          </table:covered-table-cell>
          <table:covered-table-cell table:number-columns-repeated="2" table:style-name="ce22" office:value-type="string" calcext:value-type="string">
            <text:p>進口</text:p>
          </table:covered-table-cell>
          <table:table-cell table:style-name="ce3" office:value-type="string" calcext:value-type="string">
            <text:p>小計</text:p>
          </table:table-cell>
          <table:table-cell table:style-name="ce3" office:value-type="string" calcext:value-type="string">
            <text:p>陸域</text:p>
          </table:table-cell>
          <table:table-cell table:style-name="ce22" office:value-type="string" calcext:value-type="string">
            <text:p>離岸</text:p>
          </table:table-cell>
          <table:table-cell table:style-name="ce3" office:value-type="string" calcext:value-type="string">
            <text:p>小計</text:p>
          </table:table-cell>
          <table:table-cell table:style-name="ce3" office:value-type="string" calcext:value-type="string">
            <text:p>固態</text:p>
          </table:table-cell>
          <table:table-cell table:style-name="ce3" office:value-type="string" calcext:value-type="string">
            <text:p>液態</text:p>
          </table:table-cell>
          <table:table-cell table:style-name="ce3" office:value-type="string" calcext:value-type="string">
            <text:p>氣態</text:p>
          </table:table-cell>
          <table:covered-table-cell table:style-name="ce34"/>
          <table:table-cell table:style-name="ce34" office:value-type="string" calcext:value-type="string">
            <text:p>(平方公尺)</text:p>
          </table:table-cell>
          <table:table-cell table:style-name="ce40" table:number-columns-repeated="1008"/>
        </table:table-row>
        <table:table-row table:style-name="ro3">
          <table:table-cell table:style-name="ce4" office:value-type="string" calcext:value-type="string">
            <text:p>民國 91年</text:p>
          </table:table-cell>
          <table:table-cell table:style-name="ce12"/>
          <table:table-cell table:style-name="ce7"/>
          <table:table-cell table:style-name="ce23" office:value-type="float" office:value="2549.689" calcext:value-type="float">
            <text:p><text:s/>2,549.69 <text:s/></text:p>
          </table:table-cell>
          <table:table-cell table:style-name="ce28" office:value-type="float" office:value="1908.75" calcext:value-type="float">
            <text:p><text:s/>1,908.75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0.33" calcext:value-type="float">
            <text:p><text:s/>0.33 <text:s/></text:p>
          </table:table-cell>
          <table:table-cell table:number-columns-repeated="2" table:style-name="ce28" office:value-type="float" office:value="8.54" calcext:value-type="float">
            <text:p><text:s/>8.54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19.659" calcext:value-type="float">
            <text:p><text:s/>119.66 <text:s/></text:p>
          </table:table-cell>
          <table:table-cell table:style-name="ce28" office:value-type="float" office:value="97.87" calcext:value-type="float">
            <text:p><text:s/>97.87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21.789" calcext:value-type="float">
            <text:p><text:s/>21.79 <text:s/></text:p>
          </table:table-cell>
          <table:table-cell table:style-name="ce28" office:value-type="float" office:value="512.41" calcext:value-type="float">
            <text:p><text:s/>512.41 <text:s/></text:p>
          </table:table-cell>
          <table:table-cell table:style-name="ce36" office:value-type="float" office:value="159559" calcext:value-type="float">
            <text:p><text:s/>159,559 <text:s/></text:p>
          </table:table-cell>
          <table:table-cell table:number-columns-repeated="1008"/>
        </table:table-row>
        <table:table-row table:style-name="ro3">
          <table:table-cell table:style-name="ce5" office:value-type="string" calcext:value-type="string">
            <text:p>民國 92年</text:p>
          </table:table-cell>
          <table:table-cell table:style-name="ce13"/>
          <table:table-cell table:style-name="ce18"/>
          <table:table-cell table:style-name="ce24" office:value-type="float" office:value="2529.101" calcext:value-type="float">
            <text:p><text:s/>2,529.10 <text:s/></text:p>
          </table:table-cell>
          <table:table-cell table:style-name="ce29" office:value-type="float" office:value="1908.75" calcext:value-type="float">
            <text:p><text:s/>1,908.75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0.45" calcext:value-type="float">
            <text:p><text:s/>0.45 <text:s/></text:p>
          </table:table-cell>
          <table:table-cell table:number-columns-repeated="2" table:style-name="ce29" office:value-type="float" office:value="8.54" calcext:value-type="float">
            <text:p><text:s/>8.54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98.951" calcext:value-type="float">
            <text:p><text:s/>98.95 <text:s/></text:p>
          </table:table-cell>
          <table:table-cell table:style-name="ce29" office:value-type="float" office:value="77.17" calcext:value-type="float">
            <text:p><text:s/>77.1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21.781" calcext:value-type="float">
            <text:p><text:s/>21.78 <text:s/></text:p>
          </table:table-cell>
          <table:table-cell table:style-name="ce29" office:value-type="float" office:value="512.41" calcext:value-type="float">
            <text:p><text:s/>512.41 <text:s/></text:p>
          </table:table-cell>
          <table:table-cell table:style-name="ce37" office:value-type="float" office:value="239856" calcext:value-type="float">
            <text:p><text:s/>239,856 <text:s/></text:p>
          </table:table-cell>
          <table:table-cell table:number-columns-repeated="1008"/>
        </table:table-row>
        <table:table-row table:style-name="ro3">
          <table:table-cell table:style-name="ce5" office:value-type="string" calcext:value-type="string">
            <text:p>民國 93年</text:p>
          </table:table-cell>
          <table:table-cell table:style-name="ce13"/>
          <table:table-cell table:style-name="ce18"/>
          <table:table-cell table:style-name="ce24" office:value-type="float" office:value="2558.24" calcext:value-type="float">
            <text:p><text:s/>2,558.24 <text:s/></text:p>
          </table:table-cell>
          <table:table-cell table:style-name="ce29" office:value-type="float" office:value="1909.73" calcext:value-type="float">
            <text:p><text:s/>1,909.73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0.57" calcext:value-type="float">
            <text:p><text:s/>0.57 <text:s/></text:p>
          </table:table-cell>
          <table:table-cell table:number-columns-repeated="2" table:style-name="ce29" office:value-type="float" office:value="8.54" calcext:value-type="float">
            <text:p><text:s/>8.54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97.59" calcext:value-type="float">
            <text:p><text:s/>97.59 <text:s/></text:p>
          </table:table-cell>
          <table:table-cell table:style-name="ce29" office:value-type="float" office:value="77.17" calcext:value-type="float">
            <text:p><text:s/>77.1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20.42" calcext:value-type="float">
            <text:p><text:s/>20.42 <text:s/></text:p>
          </table:table-cell>
          <table:table-cell table:style-name="ce29" office:value-type="float" office:value="541.81" calcext:value-type="float">
            <text:p><text:s/>541.81 <text:s/></text:p>
          </table:table-cell>
          <table:table-cell table:style-name="ce37" office:value-type="float" office:value="336870" calcext:value-type="float">
            <text:p><text:s/>336,870 <text:s/></text:p>
          </table:table-cell>
          <table:table-cell table:number-columns-repeated="1008"/>
        </table:table-row>
        <table:table-row table:style-name="ro3">
          <table:table-cell table:style-name="ce5" office:value-type="string" calcext:value-type="string">
            <text:p>民國 94年</text:p>
          </table:table-cell>
          <table:table-cell table:style-name="ce13"/>
          <table:table-cell table:style-name="ce18"/>
          <table:table-cell table:style-name="ce24" office:value-type="float" office:value="2607.974" calcext:value-type="float">
            <text:p><text:s/>2,607.97 <text:s/></text:p>
          </table:table-cell>
          <table:table-cell table:style-name="ce29" office:value-type="float" office:value="1909.73" calcext:value-type="float">
            <text:p><text:s/>1,909.73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1.04" calcext:value-type="float">
            <text:p><text:s/>1.04 <text:s/></text:p>
          </table:table-cell>
          <table:table-cell table:number-columns-repeated="2" table:style-name="ce29" office:value-type="float" office:value="23.94" calcext:value-type="float">
            <text:p><text:s/>23.94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89.502" calcext:value-type="float">
            <text:p><text:s/>89.50 <text:s/></text:p>
          </table:table-cell>
          <table:table-cell table:style-name="ce29" office:value-type="float" office:value="73.17" calcext:value-type="float">
            <text:p><text:s/>73.1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16.332" calcext:value-type="float">
            <text:p><text:s/>16.33 <text:s/></text:p>
          </table:table-cell>
          <table:table-cell table:style-name="ce29" office:value-type="float" office:value="583.762" calcext:value-type="float">
            <text:p><text:s/>583.76 <text:s/></text:p>
          </table:table-cell>
          <table:table-cell table:style-name="ce37" office:value-type="float" office:value="452451" calcext:value-type="float">
            <text:p><text:s/>452,451 <text:s/></text:p>
          </table:table-cell>
          <table:table-cell table:number-columns-repeated="1008"/>
        </table:table-row>
        <table:table-row table:style-name="ro3">
          <table:table-cell table:style-name="ce5" office:value-type="string" calcext:value-type="string">
            <text:p>民國 95年</text:p>
          </table:table-cell>
          <table:table-cell table:style-name="ce13"/>
          <table:table-cell table:style-name="ce18"/>
          <table:table-cell table:style-name="ce24" office:value-type="float" office:value="2710.733" calcext:value-type="float">
            <text:p><text:s/>2,710.73 <text:s/></text:p>
          </table:table-cell>
          <table:table-cell table:style-name="ce29" office:value-type="float" office:value="1909.73" calcext:value-type="float">
            <text:p><text:s/>1,909.73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1.41" calcext:value-type="float">
            <text:p><text:s/>1.41 <text:s/></text:p>
          </table:table-cell>
          <table:table-cell table:number-columns-repeated="2" table:style-name="ce29" office:value-type="float" office:value="101.99" calcext:value-type="float">
            <text:p><text:s/>101.99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88.141" calcext:value-type="float">
            <text:p><text:s/>88.14 <text:s/></text:p>
          </table:table-cell>
          <table:table-cell table:style-name="ce29" office:value-type="float" office:value="73.17" calcext:value-type="float">
            <text:p><text:s/>73.1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14.971" calcext:value-type="float">
            <text:p><text:s/>14.97 <text:s/></text:p>
          </table:table-cell>
          <table:table-cell table:style-name="ce29" office:value-type="float" office:value="609.462" calcext:value-type="float">
            <text:p><text:s/>609.46 <text:s/></text:p>
          </table:table-cell>
          <table:table-cell table:style-name="ce37" office:value-type="float" office:value="566903" calcext:value-type="float">
            <text:p><text:s/>566,903 <text:s/></text:p>
          </table:table-cell>
          <table:table-cell table:number-columns-repeated="1008"/>
        </table:table-row>
        <table:table-row table:style-name="ro3">
          <table:table-cell table:style-name="ce5" office:value-type="string" calcext:value-type="string">
            <text:p>民國 96年</text:p>
          </table:table-cell>
          <table:table-cell table:style-name="ce13"/>
          <table:table-cell table:style-name="ce18"/>
          <table:table-cell table:style-name="ce24" office:value-type="float" office:value="2818.922" calcext:value-type="float">
            <text:p><text:s/>2,818.92 <text:s/></text:p>
          </table:table-cell>
          <table:table-cell table:style-name="ce29" office:value-type="float" office:value="1921.25" calcext:value-type="float">
            <text:p><text:s/>1,921.25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2.44" calcext:value-type="float">
            <text:p><text:s/>2.44 <text:s/></text:p>
          </table:table-cell>
          <table:table-cell table:number-columns-repeated="2" table:style-name="ce29" office:value-type="float" office:value="185.99" calcext:value-type="float">
            <text:p><text:s/>185.99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86.78" calcext:value-type="float">
            <text:p><text:s/>86.78 <text:s/></text:p>
          </table:table-cell>
          <table:table-cell table:style-name="ce29" office:value-type="float" office:value="73.17" calcext:value-type="float">
            <text:p><text:s/>73.1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13.61" calcext:value-type="float">
            <text:p><text:s/>13.61 <text:s/></text:p>
          </table:table-cell>
          <table:table-cell table:style-name="ce29" office:value-type="float" office:value="622.462" calcext:value-type="float">
            <text:p><text:s/>622.46 <text:s/></text:p>
          </table:table-cell>
          <table:table-cell table:style-name="ce37" office:value-type="float" office:value="682492" calcext:value-type="float">
            <text:p><text:s/>682,492 <text:s/></text:p>
          </table:table-cell>
          <table:table-cell table:number-columns-repeated="1008"/>
        </table:table-row>
        <table:table-row table:style-name="ro3">
          <table:table-cell table:style-name="ce5" office:value-type="string" calcext:value-type="string">
            <text:p>民國 97年</text:p>
          </table:table-cell>
          <table:table-cell table:style-name="ce13"/>
          <table:table-cell table:style-name="ce18"/>
          <table:table-cell table:style-name="ce24" office:value-type="float" office:value="2903.166" calcext:value-type="float">
            <text:p><text:s/>2,903.17 <text:s/></text:p>
          </table:table-cell>
          <table:table-cell table:style-name="ce29" office:value-type="float" office:value="1937.954" calcext:value-type="float">
            <text:p><text:s/>1,937.95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5.58" calcext:value-type="float">
            <text:p><text:s/>5.58 <text:s/></text:p>
          </table:table-cell>
          <table:table-cell table:number-columns-repeated="2" table:style-name="ce29" office:value-type="float" office:value="250.39" calcext:value-type="float">
            <text:p><text:s/>250.39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86.78" calcext:value-type="float">
            <text:p><text:s/>86.78 <text:s/></text:p>
          </table:table-cell>
          <table:table-cell table:style-name="ce29" office:value-type="float" office:value="73.17" calcext:value-type="float">
            <text:p><text:s/>73.1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13.61" calcext:value-type="float">
            <text:p><text:s/>13.61 <text:s/></text:p>
          </table:table-cell>
          <table:table-cell table:style-name="ce29" office:value-type="float" office:value="622.462" calcext:value-type="float">
            <text:p><text:s/>622.46 <text:s/></text:p>
          </table:table-cell>
          <table:table-cell table:style-name="ce37" office:value-type="float" office:value="800254" calcext:value-type="float">
            <text:p><text:s/>800,254 <text:s/></text:p>
          </table:table-cell>
          <table:table-cell table:number-columns-repeated="1008"/>
        </table:table-row>
        <table:table-row table:style-name="ro3">
          <table:table-cell table:style-name="ce5" office:value-type="string" calcext:value-type="string">
            <text:p>民國 98年</text:p>
          </table:table-cell>
          <table:table-cell table:style-name="ce13"/>
          <table:table-cell table:style-name="ce18"/>
          <table:table-cell table:style-name="ce24" office:value-type="float" office:value="3029.996" calcext:value-type="float">
            <text:p><text:s/>3,030.00 <text:s/></text:p>
          </table:table-cell>
          <table:table-cell table:style-name="ce29" office:value-type="float" office:value="1936.954" calcext:value-type="float">
            <text:p><text:s/>1,936.95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9.51" calcext:value-type="float">
            <text:p><text:s/>9.51 <text:s/></text:p>
          </table:table-cell>
          <table:table-cell table:number-columns-repeated="2" table:style-name="ce29" office:value-type="float" office:value="374.29" calcext:value-type="float">
            <text:p><text:s/>374.29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86.78" calcext:value-type="float">
            <text:p><text:s/>86.78 <text:s/></text:p>
          </table:table-cell>
          <table:table-cell table:style-name="ce29" office:value-type="float" office:value="73.17" calcext:value-type="float">
            <text:p><text:s/>73.1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13.61" calcext:value-type="float">
            <text:p><text:s/>13.61 <text:s/></text:p>
          </table:table-cell>
          <table:table-cell table:style-name="ce29" office:value-type="float" office:value="622.462" calcext:value-type="float">
            <text:p><text:s/>622.46 <text:s/></text:p>
          </table:table-cell>
          <table:table-cell table:style-name="ce37" office:value-type="float" office:value="900032" calcext:value-type="float">
            <text:p><text:s/>900,032 <text:s/></text:p>
          </table:table-cell>
          <table:table-cell table:number-columns-repeated="1008"/>
        </table:table-row>
        <table:table-row table:style-name="ro3">
          <table:table-cell table:style-name="ce5" office:value-type="string" calcext:value-type="string">
            <text:p>民國 99年</text:p>
          </table:table-cell>
          <table:table-cell table:style-name="ce13"/>
          <table:table-cell table:style-name="ce18"/>
          <table:table-cell table:style-name="ce24" office:value-type="float" office:value="3197.141" calcext:value-type="float">
            <text:p><text:s/>3,197.14 <text:s/></text:p>
          </table:table-cell>
          <table:table-cell table:style-name="ce29" office:value-type="float" office:value="1977.454" calcext:value-type="float">
            <text:p><text:s/>1,977.45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34.555" calcext:value-type="float">
            <text:p><text:s/>34.56 <text:s/></text:p>
          </table:table-cell>
          <table:table-cell table:number-columns-repeated="2" table:style-name="ce29" office:value-type="float" office:value="475.89" calcext:value-type="float">
            <text:p><text:s/>475.89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86.78" calcext:value-type="float">
            <text:p><text:s/>86.78 <text:s/></text:p>
          </table:table-cell>
          <table:table-cell table:style-name="ce29" office:value-type="float" office:value="73.17" calcext:value-type="float">
            <text:p><text:s/>73.1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13.61" calcext:value-type="float">
            <text:p><text:s/>13.61 <text:s/></text:p>
          </table:table-cell>
          <table:table-cell table:style-name="ce29" office:value-type="float" office:value="622.462" calcext:value-type="float">
            <text:p><text:s/>622.46 <text:s/></text:p>
          </table:table-cell>
          <table:table-cell table:style-name="ce37" office:value-type="float" office:value="1036304" calcext:value-type="float">
            <text:p><text:s/>1,036,304 <text:s/></text:p>
          </table:table-cell>
          <table:table-cell table:number-columns-repeated="1008"/>
        </table:table-row>
        <table:table-row table:style-name="ro3">
          <table:table-cell table:style-name="ce5" office:value-type="string" calcext:value-type="string">
            <text:p>民國100年</text:p>
          </table:table-cell>
          <table:table-cell table:style-name="ce13"/>
          <table:table-cell table:style-name="ce18"/>
          <table:table-cell table:style-name="ce24" office:value-type="float" office:value="3399.124" calcext:value-type="float">
            <text:p><text:s/>3,399.12 <text:s/></text:p>
          </table:table-cell>
          <table:table-cell table:style-name="ce29" office:value-type="float" office:value="2040.754" calcext:value-type="float">
            <text:p><text:s/>2,040.75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129.912" calcext:value-type="float">
            <text:p><text:s/>129.91 <text:s/></text:p>
          </table:table-cell>
          <table:table-cell table:number-columns-repeated="2" table:style-name="ce29" office:value-type="float" office:value="522.69" calcext:value-type="float">
            <text:p><text:s/>522.69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81.336" calcext:value-type="float">
            <text:p><text:s/>81.34 <text:s/></text:p>
          </table:table-cell>
          <table:table-cell table:style-name="ce29" office:value-type="float" office:value="73.17" calcext:value-type="float">
            <text:p><text:s/>73.1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8.166" calcext:value-type="float">
            <text:p><text:s/>8.17 <text:s/></text:p>
          </table:table-cell>
          <table:table-cell table:style-name="ce29" office:value-type="float" office:value="624.432" calcext:value-type="float">
            <text:p><text:s/>624.43 <text:s/></text:p>
          </table:table-cell>
          <table:table-cell table:style-name="ce37" office:value-type="float" office:value="1156710" calcext:value-type="float">
            <text:p><text:s/>1,156,710 <text:s/></text:p>
          </table:table-cell>
          <table:table-cell table:number-columns-repeated="1008"/>
        </table:table-row>
        <table:table-row table:style-name="ro3">
          <table:table-cell table:style-name="ce5" office:value-type="string" calcext:value-type="string">
            <text:p>民國101年</text:p>
          </table:table-cell>
          <table:table-cell table:style-name="ce13"/>
          <table:table-cell table:style-name="ce18"/>
          <table:table-cell table:style-name="ce24" office:value-type="float" office:value="3594.203" calcext:value-type="float">
            <text:p><text:s/>3,594.20 <text:s/></text:p>
          </table:table-cell>
          <table:table-cell table:style-name="ce29" office:value-type="float" office:value="2081.464" calcext:value-type="float">
            <text:p><text:s/>2,081.46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231.281" calcext:value-type="float">
            <text:p><text:s/>231.28 <text:s/></text:p>
          </table:table-cell>
          <table:table-cell table:number-columns-repeated="2" table:style-name="ce29" office:value-type="float" office:value="570.99" calcext:value-type="float">
            <text:p><text:s/>570.99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81.336" calcext:value-type="float">
            <text:p><text:s/>81.34 <text:s/></text:p>
          </table:table-cell>
          <table:table-cell table:style-name="ce29" office:value-type="float" office:value="73.17" calcext:value-type="float">
            <text:p><text:s/>73.1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8.166" calcext:value-type="float">
            <text:p><text:s/>8.17 <text:s/></text:p>
          </table:table-cell>
          <table:table-cell table:style-name="ce29" office:value-type="float" office:value="629.132" calcext:value-type="float">
            <text:p><text:s/>629.13 <text:s/></text:p>
          </table:table-cell>
          <table:table-cell table:style-name="ce37" office:value-type="float" office:value="1278422" calcext:value-type="float">
            <text:p><text:s/>1,278,422 <text:s/></text:p>
          </table:table-cell>
          <table:table-cell table:number-columns-repeated="1008"/>
        </table:table-row>
        <table:table-row table:style-name="ro3">
          <table:table-cell table:style-name="ce5" office:value-type="string" calcext:value-type="string">
            <text:p>民國102年</text:p>
          </table:table-cell>
          <table:table-cell table:style-name="ce13"/>
          <table:table-cell table:style-name="ce18"/>
          <table:table-cell table:style-name="ce24" office:value-type="float" office:value="3816.06" calcext:value-type="float">
            <text:p><text:s/>3,816.06 <text:s/></text:p>
          </table:table-cell>
          <table:table-cell table:style-name="ce29" office:value-type="float" office:value="2081.464" calcext:value-type="float">
            <text:p><text:s/>2,081.46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409.938" calcext:value-type="float">
            <text:p><text:s/>409.94 <text:s/></text:p>
          </table:table-cell>
          <table:table-cell table:number-columns-repeated="2" table:style-name="ce29" office:value-type="float" office:value="614.19" calcext:value-type="float">
            <text:p><text:s/>614.19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81.336" calcext:value-type="float">
            <text:p><text:s/>81.34 <text:s/></text:p>
          </table:table-cell>
          <table:table-cell table:style-name="ce29" office:value-type="float" office:value="73.17" calcext:value-type="float">
            <text:p><text:s/>73.1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8.166" calcext:value-type="float">
            <text:p><text:s/>8.17 <text:s/></text:p>
          </table:table-cell>
          <table:table-cell table:style-name="ce29" office:value-type="float" office:value="629.132" calcext:value-type="float">
            <text:p><text:s/>629.13 <text:s/></text:p>
          </table:table-cell>
          <table:table-cell table:style-name="ce37" office:value-type="float" office:value="1388171" calcext:value-type="float">
            <text:p><text:s/>1,388,171 <text:s/></text:p>
          </table:table-cell>
          <table:table-cell table:number-columns-repeated="1008"/>
        </table:table-row>
        <table:table-row table:style-name="ro3">
          <table:table-cell table:style-name="ce5" office:value-type="string" calcext:value-type="string">
            <text:p>民國103年</text:p>
          </table:table-cell>
          <table:table-cell table:style-name="ce13"/>
          <table:table-cell table:style-name="ce18"/>
          <table:table-cell table:style-name="ce24" office:value-type="float" office:value="4065.073" calcext:value-type="float">
            <text:p><text:s/>4,065.07 <text:s/></text:p>
          </table:table-cell>
          <table:table-cell table:style-name="ce29" office:value-type="float" office:value="2081.464" calcext:value-type="float">
            <text:p><text:s/>2,081.46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635.951" calcext:value-type="float">
            <text:p><text:s/>635.95 <text:s/></text:p>
          </table:table-cell>
          <table:table-cell table:number-columns-repeated="2" table:style-name="ce29" office:value-type="float" office:value="637.19" calcext:value-type="float">
            <text:p><text:s/>637.19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81.336" calcext:value-type="float">
            <text:p><text:s/>81.34 <text:s/></text:p>
          </table:table-cell>
          <table:table-cell table:style-name="ce29" office:value-type="float" office:value="73.17" calcext:value-type="float">
            <text:p><text:s/>73.1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8.166" calcext:value-type="float">
            <text:p><text:s/>8.17 <text:s/></text:p>
          </table:table-cell>
          <table:table-cell table:style-name="ce29" office:value-type="float" office:value="629.132" calcext:value-type="float">
            <text:p><text:s/>629.13 <text:s/></text:p>
          </table:table-cell>
          <table:table-cell table:style-name="ce37" office:value-type="float" office:value="1504541" calcext:value-type="float">
            <text:p><text:s/>1,504,541 <text:s/></text:p>
          </table:table-cell>
          <table:table-cell table:number-columns-repeated="1008"/>
        </table:table-row>
        <table:table-row table:style-name="ro3">
          <table:table-cell table:style-name="ce5" office:value-type="string" calcext:value-type="string">
            <text:p>民國104年</text:p>
          </table:table-cell>
          <table:table-cell table:style-name="ce13"/>
          <table:table-cell table:style-name="ce18"/>
          <table:table-cell table:style-name="ce24" office:value-type="float" office:value="4329.551" calcext:value-type="float">
            <text:p><text:s/>4,329.55 <text:s/></text:p>
          </table:table-cell>
          <table:table-cell table:style-name="ce29" office:value-type="float" office:value="2089.464" calcext:value-type="float">
            <text:p><text:s/>2,089.46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884.251" calcext:value-type="float">
            <text:p><text:s/>884.25 <text:s/></text:p>
          </table:table-cell>
          <table:table-cell table:number-columns-repeated="2" table:style-name="ce29" office:value-type="float" office:value="646.69" calcext:value-type="float">
            <text:p><text:s/>646.69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80.014" calcext:value-type="float">
            <text:p><text:s/>80.01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9.344" calcext:value-type="float">
            <text:p><text:s/>9.34 <text:s/></text:p>
          </table:table-cell>
          <table:table-cell table:style-name="ce29" office:value-type="float" office:value="629.132" calcext:value-type="float">
            <text:p><text:s/>629.13 <text:s/></text:p>
          </table:table-cell>
          <table:table-cell table:style-name="ce37" office:value-type="float" office:value="1620046" calcext:value-type="float">
            <text:p><text:s/>1,620,046 <text:s/></text:p>
          </table:table-cell>
          <table:table-cell table:number-columns-repeated="1008"/>
        </table:table-row>
        <table:table-row table:style-name="ro3">
          <table:table-cell table:style-name="ce5" office:value-type="string" calcext:value-type="string">
            <text:p>民國105年</text:p>
          </table:table-cell>
          <table:table-cell table:style-name="ce13"/>
          <table:table-cell table:style-name="ce18"/>
          <table:table-cell table:style-name="ce24" office:value-type="float" office:value="4725.755" calcext:value-type="float">
            <text:p><text:s/>4,725.76 <text:s/></text:p>
          </table:table-cell>
          <table:table-cell table:style-name="ce29" office:value-type="float" office:value="2089.464" calcext:value-type="float">
            <text:p><text:s/>2,089.46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1245.055" calcext:value-type="float">
            <text:p><text:s/>1,245.06 <text:s/></text:p>
          </table:table-cell>
          <table:table-cell table:number-columns-repeated="2" table:style-name="ce29" office:value-type="float" office:value="682.09" calcext:value-type="float">
            <text:p><text:s/>682.09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80.014" calcext:value-type="float">
            <text:p><text:s/>80.01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9.344" calcext:value-type="float">
            <text:p><text:s/>9.34 <text:s/></text:p>
          </table:table-cell>
          <table:table-cell table:style-name="ce29" office:value-type="float" office:value="629.132" calcext:value-type="float">
            <text:p><text:s/>629.13 <text:s/></text:p>
          </table:table-cell>
          <table:table-cell table:style-name="ce37" office:value-type="float" office:value="1715647" calcext:value-type="float">
            <text:p><text:s/>1,715,647 <text:s/></text:p>
          </table:table-cell>
          <table:table-cell table:number-columns-repeated="1008"/>
        </table:table-row>
        <table:table-row table:style-name="ro3">
          <table:table-cell table:style-name="ce5" office:value-type="string" calcext:value-type="string">
            <text:p>民國106年</text:p>
          </table:table-cell>
          <table:table-cell table:style-name="ce13"/>
          <table:table-cell table:style-name="ce18"/>
          <table:table-cell table:style-name="ce24" office:value-type="float" office:value="5258.702" calcext:value-type="float">
            <text:p><text:s/>5,258.70 <text:s/></text:p>
          </table:table-cell>
          <table:table-cell table:style-name="ce29" office:value-type="float" office:value="2089.464" calcext:value-type="float">
            <text:p><text:s/>2,089.46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1767.702" calcext:value-type="float">
            <text:p><text:s/>1,767.70 <text:s/></text:p>
          </table:table-cell>
          <table:table-cell table:style-name="ce29" office:value-type="float" office:value="692.39" calcext:value-type="float">
            <text:p><text:s/>692.39 <text:s/></text:p>
          </table:table-cell>
          <table:table-cell table:style-name="ce29" office:value-type="float" office:value="684.39" calcext:value-type="float">
            <text:p><text:s/>684.39 <text:s/></text:p>
          </table:table-cell>
          <table:table-cell table:style-name="ce29" office:value-type="float" office:value="8" calcext:value-type="float">
            <text:p><text:s/>8.00 <text:s/></text:p>
          </table:table-cell>
          <table:table-cell table:style-name="ce29" office:value-type="float" office:value="80.014" calcext:value-type="float">
            <text:p><text:s/>80.01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9.344" calcext:value-type="float">
            <text:p><text:s/>9.34 <text:s/></text:p>
          </table:table-cell>
          <table:table-cell table:style-name="ce29" office:value-type="float" office:value="629.132" calcext:value-type="float">
            <text:p><text:s/>629.13 <text:s/></text:p>
          </table:table-cell>
          <table:table-cell table:style-name="ce37" office:value-type="float" office:value="1813283" calcext:value-type="float">
            <text:p><text:s/>1,813,283 <text:s/></text:p>
          </table:table-cell>
          <table:table-cell table:number-columns-repeated="1008"/>
        </table:table-row>
        <table:table-row table:style-name="ro3">
          <table:table-cell table:style-name="ce5" office:value-type="string" calcext:value-type="string">
            <text:p>民國107年</text:p>
          </table:table-cell>
          <table:table-cell table:style-name="ce13"/>
          <table:table-cell table:style-name="ce18"/>
          <table:table-cell table:style-name="ce24" office:value-type="float" office:value="6255.5592" calcext:value-type="float">
            <text:p><text:s/>6,255.56 <text:s/></text:p>
          </table:table-cell>
          <table:table-cell table:style-name="ce29" office:value-type="float" office:value="2091.66" calcext:value-type="float">
            <text:p><text:s/>2,091.66 <text:s/></text:p>
          </table:table-cell>
          <table:table-cell table:style-name="ce29" office:value-type="float" office:value="0.03" calcext:value-type="float">
            <text:p><text:s/>0.03 <text:s/></text:p>
          </table:table-cell>
          <table:table-cell table:style-name="ce29" office:value-type="float" office:value="2738.119" calcext:value-type="float">
            <text:p><text:s/>2,738.12 <text:s/></text:p>
          </table:table-cell>
          <table:table-cell table:style-name="ce29" office:value-type="float" office:value="713.1912" calcext:value-type="float">
            <text:p><text:s/>713.19 <text:s/></text:p>
          </table:table-cell>
          <table:table-cell table:style-name="ce29" office:value-type="float" office:value="705.1912" calcext:value-type="float">
            <text:p><text:s/>705.19 <text:s/></text:p>
          </table:table-cell>
          <table:table-cell table:style-name="ce29" office:value-type="float" office:value="8" calcext:value-type="float">
            <text:p><text:s/>8.00 <text:s/></text:p>
          </table:table-cell>
          <table:table-cell table:style-name="ce29" office:value-type="float" office:value="80.629" calcext:value-type="float">
            <text:p><text:s/>80.63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9.959" calcext:value-type="float">
            <text:p><text:s/>9.96 <text:s/></text:p>
          </table:table-cell>
          <table:table-cell table:style-name="ce29" office:value-type="float" office:value="631.93" calcext:value-type="float">
            <text:p><text:s/>631.93 <text:s/></text:p>
          </table:table-cell>
          <table:table-cell table:style-name="ce37" office:value-type="float" office:value="1852948" calcext:value-type="float">
            <text:p><text:s/>1,852,948 <text:s/></text:p>
          </table:table-cell>
          <table:table-cell table:number-columns-repeated="1008"/>
        </table:table-row>
        <table:table-row table:style-name="ro3">
          <table:table-cell table:style-name="ce5" office:value-type="string" calcext:value-type="string">
            <text:p>民國108年</text:p>
          </table:table-cell>
          <table:table-cell table:style-name="ce13"/>
          <table:table-cell table:style-name="ce18"/>
          <table:table-cell table:style-name="ce24" office:value-type="float" office:value="7798.624" calcext:value-type="float">
            <text:p><text:s/>7,798.62 <text:s/></text:p>
          </table:table-cell>
          <table:table-cell table:style-name="ce29" office:value-type="float" office:value="2092.66" calcext:value-type="float">
            <text:p><text:s/>2,092.66 <text:s/></text:p>
          </table:table-cell>
          <table:table-cell table:style-name="ce29" office:value-type="float" office:value="0.3" calcext:value-type="float">
            <text:p><text:s/>0.30 <text:s/></text:p>
          </table:table-cell>
          <table:table-cell table:style-name="ce29" office:value-type="float" office:value="4149.539" calcext:value-type="float">
            <text:p><text:s/>4,149.54 <text:s/></text:p>
          </table:table-cell>
          <table:table-cell table:style-name="ce29" office:value-type="float" office:value="845.199" calcext:value-type="float">
            <text:p><text:s/>845.20 <text:s/></text:p>
          </table:table-cell>
          <table:table-cell table:style-name="ce29" office:value-type="float" office:value="717.199" calcext:value-type="float">
            <text:p><text:s/>717.20 <text:s/></text:p>
          </table:table-cell>
          <table:table-cell table:style-name="ce29" office:value-type="float" office:value="128" calcext:value-type="float">
            <text:p><text:s/>128.00 <text:s/></text:p>
          </table:table-cell>
          <table:table-cell table:style-name="ce29" office:value-type="float" office:value="78.996" calcext:value-type="float">
            <text:p><text:s/>79.00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8.326" calcext:value-type="float">
            <text:p><text:s/>8.33 <text:s/></text:p>
          </table:table-cell>
          <table:table-cell table:style-name="ce29" office:value-type="float" office:value="631.93" calcext:value-type="float">
            <text:p><text:s/>631.93 <text:s/></text:p>
          </table:table-cell>
          <table:table-cell table:style-name="ce37" office:value-type="float" office:value="1881597" calcext:value-type="float">
            <text:p><text:s/>1,881,597 <text:s/>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3"/>
          <table:table-cell table:style-name="ce18"/>
          <table:table-cell table:style-name="ce24"/>
          <table:table-cell table:style-name="ce29" table:number-columns-repeated="11"/>
          <table:table-cell table:style-name="ce37"/>
          <table:table-cell table:number-columns-repeated="1008"/>
        </table:table-row>
        <table:table-row table:style-name="ro3">
          <table:table-cell table:style-name="ce5" office:value-type="string" calcext:value-type="string">
            <text:p>民國109年</text:p>
          </table:table-cell>
          <table:table-cell table:style-name="ce13" office:value-type="string" calcext:value-type="string">
            <text:p><text:s/>1月</text:p>
          </table:table-cell>
          <table:table-cell table:style-name="ce18"/>
          <table:table-cell table:style-name="ce24" office:value-type="float" office:value="7849.08042" calcext:value-type="float">
            <text:p><text:s/>7,849.08 <text:s/></text:p>
          </table:table-cell>
          <table:table-cell table:style-name="ce29" office:value-type="float" office:value="2092.66" calcext:value-type="float">
            <text:p><text:s/>2,092.66 <text:s/></text:p>
          </table:table-cell>
          <table:table-cell table:style-name="ce29" office:value-type="float" office:value="0.3" calcext:value-type="float">
            <text:p><text:s/>0.30 <text:s/></text:p>
          </table:table-cell>
          <table:table-cell table:style-name="ce29" office:value-type="float" office:value="4198.99042" calcext:value-type="float">
            <text:p><text:s/>4,198.99 <text:s/></text:p>
          </table:table-cell>
          <table:table-cell table:style-name="ce29" office:value-type="float" office:value="845.199" calcext:value-type="float">
            <text:p><text:s/>845.20 <text:s/></text:p>
          </table:table-cell>
          <table:table-cell table:style-name="ce29" office:value-type="float" office:value="717.199" calcext:value-type="float">
            <text:p><text:s/>717.20 <text:s/></text:p>
          </table:table-cell>
          <table:table-cell table:style-name="ce29" office:value-type="float" office:value="128" calcext:value-type="float">
            <text:p><text:s/>128.00 <text:s/></text:p>
          </table:table-cell>
          <table:table-cell table:style-name="ce29" office:value-type="float" office:value="80.001" calcext:value-type="float">
            <text:p><text:s/>80.00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9.331" calcext:value-type="float">
            <text:p><text:s/>9.33 <text:s/></text:p>
          </table:table-cell>
          <table:table-cell table:style-name="ce29" office:value-type="float" office:value="631.93" calcext:value-type="float">
            <text:p><text:s/>631.93 <text:s/></text:p>
          </table:table-cell>
          <table:table-cell table:style-name="ce37" office:value-type="float" office:value="1884253" calcext:value-type="float">
            <text:p><text:s/>1,884,253 <text:s/>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3" office:value-type="string" calcext:value-type="string">
            <text:p><text:s/>2月</text:p>
          </table:table-cell>
          <table:table-cell table:style-name="ce18"/>
          <table:table-cell table:style-name="ce24" office:value-type="float" office:value="7912.0584" calcext:value-type="float">
            <text:p><text:s/>7,912.06 <text:s/></text:p>
          </table:table-cell>
          <table:table-cell table:style-name="ce29" office:value-type="float" office:value="2092.66" calcext:value-type="float">
            <text:p><text:s/>2,092.66 <text:s/></text:p>
          </table:table-cell>
          <table:table-cell table:style-name="ce29" office:value-type="float" office:value="0.3" calcext:value-type="float">
            <text:p><text:s/>0.30 <text:s/></text:p>
          </table:table-cell>
          <table:table-cell table:style-name="ce29" office:value-type="float" office:value="4261.968" calcext:value-type="float">
            <text:p><text:s/>4,261.97 <text:s/></text:p>
          </table:table-cell>
          <table:table-cell table:style-name="ce29" office:value-type="float" office:value="845.1994" calcext:value-type="float">
            <text:p><text:s/>845.20 <text:s/></text:p>
          </table:table-cell>
          <table:table-cell table:style-name="ce29" office:value-type="float" office:value="717.1994" calcext:value-type="float">
            <text:p><text:s/>717.20 <text:s/></text:p>
          </table:table-cell>
          <table:table-cell table:style-name="ce29" office:value-type="float" office:value="128" calcext:value-type="float">
            <text:p><text:s/>128.00 <text:s/></text:p>
          </table:table-cell>
          <table:table-cell table:style-name="ce29" office:value-type="float" office:value="80.001" calcext:value-type="float">
            <text:p><text:s/>80.00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9.331" calcext:value-type="float">
            <text:p><text:s/>9.33 <text:s/></text:p>
          </table:table-cell>
          <table:table-cell table:style-name="ce29" office:value-type="float" office:value="631.93" calcext:value-type="float">
            <text:p><text:s/>631.93 <text:s/></text:p>
          </table:table-cell>
          <table:table-cell table:style-name="ce37" office:value-type="float" office:value="1886921" calcext:value-type="float">
            <text:p><text:s/>1,886,921 <text:s/>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3" office:value-type="string" calcext:value-type="string">
            <text:p><text:s/>3月</text:p>
          </table:table-cell>
          <table:table-cell table:style-name="ce18"/>
          <table:table-cell table:style-name="ce24" office:value-type="float" office:value="7973.3784" calcext:value-type="float">
            <text:p><text:s/>7,973.38 <text:s/></text:p>
          </table:table-cell>
          <table:table-cell table:style-name="ce29" office:value-type="float" office:value="2092.91" calcext:value-type="float">
            <text:p><text:s/>2,092.91 <text:s/></text:p>
          </table:table-cell>
          <table:table-cell table:style-name="ce29" office:value-type="float" office:value="0.3" calcext:value-type="float">
            <text:p><text:s/>0.30 <text:s/></text:p>
          </table:table-cell>
          <table:table-cell table:style-name="ce29" office:value-type="float" office:value="4315.838" calcext:value-type="float">
            <text:p><text:s/>4,315.84 <text:s/></text:p>
          </table:table-cell>
          <table:table-cell table:style-name="ce29" office:value-type="float" office:value="852.3994" calcext:value-type="float">
            <text:p><text:s/>852.40 <text:s/></text:p>
          </table:table-cell>
          <table:table-cell table:style-name="ce29" office:value-type="float" office:value="724.3994" calcext:value-type="float">
            <text:p><text:s/>724.40 <text:s/></text:p>
          </table:table-cell>
          <table:table-cell table:style-name="ce29" office:value-type="float" office:value="128" calcext:value-type="float">
            <text:p><text:s/>128.00 <text:s/></text:p>
          </table:table-cell>
          <table:table-cell table:style-name="ce29" office:value-type="float" office:value="80.001" calcext:value-type="float">
            <text:p><text:s/>80.00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9.331" calcext:value-type="float">
            <text:p><text:s/>9.33 <text:s/></text:p>
          </table:table-cell>
          <table:table-cell table:style-name="ce29" office:value-type="float" office:value="631.93" calcext:value-type="float">
            <text:p><text:s/>631.93 <text:s/></text:p>
          </table:table-cell>
          <table:table-cell table:style-name="ce37" office:value-type="float" office:value="1889593" calcext:value-type="float">
            <text:p><text:s/>1,889,593 <text:s/>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3" office:value-type="string" calcext:value-type="string">
            <text:p><text:s/>4月</text:p>
          </table:table-cell>
          <table:table-cell table:style-name="ce18"/>
          <table:table-cell table:style-name="ce24" office:value-type="float" office:value="8136.345" calcext:value-type="float">
            <text:p><text:s/>8,136.35 <text:s/></text:p>
          </table:table-cell>
          <table:table-cell table:style-name="ce29" office:value-type="float" office:value="2092.91" calcext:value-type="float">
            <text:p><text:s/>2,092.91 <text:s/></text:p>
          </table:table-cell>
          <table:table-cell table:style-name="ce29" office:value-type="float" office:value="0.3" calcext:value-type="float">
            <text:p><text:s/>0.30 <text:s/></text:p>
          </table:table-cell>
          <table:table-cell table:style-name="ce29" office:value-type="float" office:value="4478.805" calcext:value-type="float">
            <text:p><text:s/>4,478.81 <text:s/></text:p>
          </table:table-cell>
          <table:table-cell table:style-name="ce29" office:value-type="float" office:value="852.399" calcext:value-type="float">
            <text:p><text:s/>852.40 <text:s/></text:p>
          </table:table-cell>
          <table:table-cell table:style-name="ce29" office:value-type="float" office:value="724.399" calcext:value-type="float">
            <text:p><text:s/>724.40 <text:s/></text:p>
          </table:table-cell>
          <table:table-cell table:style-name="ce29" office:value-type="float" office:value="128" calcext:value-type="float">
            <text:p><text:s/>128.00 <text:s/></text:p>
          </table:table-cell>
          <table:table-cell table:style-name="ce29" office:value-type="float" office:value="80.001" calcext:value-type="float">
            <text:p><text:s/>80.00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9.331" calcext:value-type="float">
            <text:p><text:s/>9.33 <text:s/></text:p>
          </table:table-cell>
          <table:table-cell table:style-name="ce29" office:value-type="float" office:value="631.93" calcext:value-type="float">
            <text:p><text:s/>631.93 <text:s/></text:p>
          </table:table-cell>
          <table:table-cell table:style-name="ce37" office:value-type="float" office:value="1892274" calcext:value-type="float">
            <text:p><text:s/>1,892,274 <text:s/>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3" office:value-type="string" calcext:value-type="string">
            <text:p><text:s/>5月</text:p>
          </table:table-cell>
          <table:table-cell table:style-name="ce18"/>
          <table:table-cell table:style-name="ce24" office:value-type="float" office:value="8217.455" calcext:value-type="float">
            <text:p><text:s/>8,217.46 <text:s/></text:p>
          </table:table-cell>
          <table:table-cell table:style-name="ce29" office:value-type="float" office:value="2092.91" calcext:value-type="float">
            <text:p><text:s/>2,092.91 <text:s/></text:p>
          </table:table-cell>
          <table:table-cell table:style-name="ce29" office:value-type="float" office:value="0.3" calcext:value-type="float">
            <text:p><text:s/>0.30 <text:s/></text:p>
          </table:table-cell>
          <table:table-cell table:style-name="ce29" office:value-type="float" office:value="4559.915" calcext:value-type="float">
            <text:p><text:s/>4,559.92 <text:s/></text:p>
          </table:table-cell>
          <table:table-cell table:style-name="ce29" office:value-type="float" office:value="852.399" calcext:value-type="float">
            <text:p><text:s/>852.40 <text:s/></text:p>
          </table:table-cell>
          <table:table-cell table:style-name="ce29" office:value-type="float" office:value="724.399" calcext:value-type="float">
            <text:p><text:s/>724.40 <text:s/></text:p>
          </table:table-cell>
          <table:table-cell table:style-name="ce29" office:value-type="float" office:value="128" calcext:value-type="float">
            <text:p><text:s/>128.00 <text:s/></text:p>
          </table:table-cell>
          <table:table-cell table:style-name="ce29" office:value-type="float" office:value="80.001" calcext:value-type="float">
            <text:p><text:s/>80.00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9.331" calcext:value-type="float">
            <text:p><text:s/>9.33 <text:s/></text:p>
          </table:table-cell>
          <table:table-cell table:style-name="ce29" office:value-type="float" office:value="631.93" calcext:value-type="float">
            <text:p><text:s/>631.93 <text:s/></text:p>
          </table:table-cell>
          <table:table-cell table:style-name="ce37" office:value-type="float" office:value="1894927" calcext:value-type="float">
            <text:p><text:s/>1,894,927 <text:s/>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3" office:value-type="string" calcext:value-type="string">
            <text:p><text:s/>6月</text:p>
          </table:table-cell>
          <table:table-cell table:style-name="ce18"/>
          <table:table-cell table:style-name="ce24" office:value-type="float" office:value="8360.594" calcext:value-type="float">
            <text:p><text:s/>8,360.59 <text:s/></text:p>
          </table:table-cell>
          <table:table-cell table:style-name="ce29" office:value-type="float" office:value="2092.91" calcext:value-type="float">
            <text:p><text:s/>2,092.91 <text:s/></text:p>
          </table:table-cell>
          <table:table-cell table:style-name="ce29" office:value-type="float" office:value="0.3" calcext:value-type="float">
            <text:p><text:s/>0.30 <text:s/></text:p>
          </table:table-cell>
          <table:table-cell table:style-name="ce29" office:value-type="float" office:value="4703.054" calcext:value-type="float">
            <text:p><text:s/>4,703.05 <text:s/></text:p>
          </table:table-cell>
          <table:table-cell table:style-name="ce29" office:value-type="float" office:value="852.399" calcext:value-type="float">
            <text:p><text:s/>852.40 <text:s/></text:p>
          </table:table-cell>
          <table:table-cell table:style-name="ce29" office:value-type="float" office:value="724.399" calcext:value-type="float">
            <text:p><text:s/>724.40 <text:s/></text:p>
          </table:table-cell>
          <table:table-cell table:style-name="ce29" office:value-type="float" office:value="128" calcext:value-type="float">
            <text:p><text:s/>128.00 <text:s/></text:p>
          </table:table-cell>
          <table:table-cell table:style-name="ce29" office:value-type="float" office:value="80.001" calcext:value-type="float">
            <text:p><text:s/>80.00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9.331" calcext:value-type="float">
            <text:p><text:s/>9.33 <text:s/></text:p>
          </table:table-cell>
          <table:table-cell table:style-name="ce29" office:value-type="float" office:value="631.93" calcext:value-type="float">
            <text:p><text:s/>631.93 <text:s/></text:p>
          </table:table-cell>
          <table:table-cell table:style-name="ce37" office:value-type="float" office:value="1895995" calcext:value-type="float">
            <text:p><text:s/>1,895,995 <text:s/>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3" office:value-type="string" calcext:value-type="string">
            <text:p><text:s/>7月</text:p>
          </table:table-cell>
          <table:table-cell table:style-name="ce18"/>
          <table:table-cell table:style-name="ce24" office:value-type="float" office:value="8427.375" calcext:value-type="float">
            <text:p><text:s/>8,427.38 <text:s/></text:p>
          </table:table-cell>
          <table:table-cell table:style-name="ce29" office:value-type="float" office:value="2092.91" calcext:value-type="float">
            <text:p><text:s/>2,092.91 <text:s/></text:p>
          </table:table-cell>
          <table:table-cell table:style-name="ce29" office:value-type="float" office:value="0.3" calcext:value-type="float">
            <text:p><text:s/>0.30 <text:s/></text:p>
          </table:table-cell>
          <table:table-cell table:style-name="ce29" office:value-type="float" office:value="4769.375" calcext:value-type="float">
            <text:p><text:s/>4,769.38 <text:s/></text:p>
          </table:table-cell>
          <table:table-cell table:style-name="ce29" office:value-type="float" office:value="852.399" calcext:value-type="float">
            <text:p><text:s/>852.40 <text:s/></text:p>
          </table:table-cell>
          <table:table-cell table:style-name="ce29" office:value-type="float" office:value="724.399" calcext:value-type="float">
            <text:p><text:s/>724.40 <text:s/></text:p>
          </table:table-cell>
          <table:table-cell table:style-name="ce29" office:value-type="float" office:value="128" calcext:value-type="float">
            <text:p><text:s/>128.00 <text:s/></text:p>
          </table:table-cell>
          <table:table-cell table:style-name="ce29" office:value-type="float" office:value="80.461" calcext:value-type="float">
            <text:p><text:s/>80.46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9.791" calcext:value-type="float">
            <text:p><text:s/>9.79 <text:s/></text:p>
          </table:table-cell>
          <table:table-cell table:style-name="ce29" office:value-type="float" office:value="631.93" calcext:value-type="float">
            <text:p><text:s/>631.93 <text:s/></text:p>
          </table:table-cell>
          <table:table-cell table:style-name="ce37" office:value-type="float" office:value="1895198" calcext:value-type="float">
            <text:p><text:s/>1,895,198 <text:s/>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3" office:value-type="string" calcext:value-type="string">
            <text:p><text:s/>8月</text:p>
          </table:table-cell>
          <table:table-cell table:style-name="ce18"/>
          <table:table-cell table:style-name="ce24" office:value-type="float" office:value="8546.6424" calcext:value-type="float">
            <text:p><text:s/>8,546.64 <text:s/></text:p>
          </table:table-cell>
          <table:table-cell table:style-name="ce29" office:value-type="float" office:value="2092.91" calcext:value-type="float">
            <text:p><text:s/>2,092.91 <text:s/></text:p>
          </table:table-cell>
          <table:table-cell table:style-name="ce29" office:value-type="float" office:value="0.3" calcext:value-type="float">
            <text:p><text:s/>0.30 <text:s/></text:p>
          </table:table-cell>
          <table:table-cell table:style-name="ce29" office:value-type="float" office:value="4888.6424" calcext:value-type="float">
            <text:p><text:s/>4,888.64 <text:s/></text:p>
          </table:table-cell>
          <table:table-cell table:style-name="ce29" office:value-type="float" office:value="852.399" calcext:value-type="float">
            <text:p><text:s/>852.40 <text:s/></text:p>
          </table:table-cell>
          <table:table-cell table:style-name="ce29" office:value-type="float" office:value="724.399" calcext:value-type="float">
            <text:p><text:s/>724.40 <text:s/></text:p>
          </table:table-cell>
          <table:table-cell table:style-name="ce29" office:value-type="float" office:value="128" calcext:value-type="float">
            <text:p><text:s/>128.00 <text:s/></text:p>
          </table:table-cell>
          <table:table-cell table:style-name="ce29" office:value-type="float" office:value="80.461" calcext:value-type="float">
            <text:p><text:s/>80.46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9.791" calcext:value-type="float">
            <text:p><text:s/>9.79 <text:s/></text:p>
          </table:table-cell>
          <table:table-cell table:style-name="ce29" office:value-type="float" office:value="631.93" calcext:value-type="float">
            <text:p><text:s/>631.93 <text:s/></text:p>
          </table:table-cell>
          <table:table-cell table:style-name="ce37" office:value-type="float" office:value="1892500" calcext:value-type="float">
            <text:p><text:s/>1,892,500 <text:s/>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3" office:value-type="string" calcext:value-type="string">
            <text:p><text:s/>9月</text:p>
          </table:table-cell>
          <table:table-cell table:style-name="ce18"/>
          <table:table-cell table:style-name="ce24" office:value-type="float" office:value="8676.4054" calcext:value-type="float">
            <text:p><text:s/>8,676.41 <text:s/></text:p>
          </table:table-cell>
          <table:table-cell table:style-name="ce29" office:value-type="float" office:value="2092.91" calcext:value-type="float">
            <text:p><text:s/>2,092.91 <text:s/></text:p>
          </table:table-cell>
          <table:table-cell table:style-name="ce29" office:value-type="float" office:value="0.3" calcext:value-type="float">
            <text:p><text:s/>0.30 <text:s/></text:p>
          </table:table-cell>
          <table:table-cell table:style-name="ce29" office:value-type="float" office:value="5018.4054" calcext:value-type="float">
            <text:p><text:s/>5,018.41 <text:s/></text:p>
          </table:table-cell>
          <table:table-cell table:style-name="ce29" office:value-type="float" office:value="852.399" calcext:value-type="float">
            <text:p><text:s/>852.40 <text:s/></text:p>
          </table:table-cell>
          <table:table-cell table:style-name="ce29" office:value-type="float" office:value="724.399" calcext:value-type="float">
            <text:p><text:s/>724.40 <text:s/></text:p>
          </table:table-cell>
          <table:table-cell table:style-name="ce29" office:value-type="float" office:value="128" calcext:value-type="float">
            <text:p><text:s/>128.00 <text:s/></text:p>
          </table:table-cell>
          <table:table-cell table:style-name="ce29" office:value-type="float" office:value="80.461" calcext:value-type="float">
            <text:p><text:s/>80.46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9.791" calcext:value-type="float">
            <text:p><text:s/>9.79 <text:s/></text:p>
          </table:table-cell>
          <table:table-cell table:style-name="ce29" office:value-type="float" office:value="631.93" calcext:value-type="float">
            <text:p><text:s/>631.93 <text:s/></text:p>
          </table:table-cell>
          <table:table-cell table:style-name="ce37" office:value-type="float" office:value="1887899" calcext:value-type="float">
            <text:p><text:s/>1,887,899 <text:s/>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3" office:value-type="string" calcext:value-type="string">
            <text:p>10月</text:p>
          </table:table-cell>
          <table:table-cell table:style-name="ce18"/>
          <table:table-cell table:style-name="ce24" office:value-type="float" office:value="8868.4004" calcext:value-type="float">
            <text:p><text:s/>8,868.40 <text:s/></text:p>
          </table:table-cell>
          <table:table-cell table:style-name="ce29" office:value-type="float" office:value="2092.91" calcext:value-type="float">
            <text:p><text:s/>2,092.91 <text:s/></text:p>
          </table:table-cell>
          <table:table-cell table:style-name="ce29" office:value-type="float" office:value="0.3" calcext:value-type="float">
            <text:p><text:s/>0.30 <text:s/></text:p>
          </table:table-cell>
          <table:table-cell table:style-name="ce29" office:value-type="float" office:value="5210.4004" calcext:value-type="float">
            <text:p><text:s/>5,210.40 <text:s/></text:p>
          </table:table-cell>
          <table:table-cell table:style-name="ce29" office:value-type="float" office:value="852.399" calcext:value-type="float">
            <text:p><text:s/>852.40 <text:s/></text:p>
          </table:table-cell>
          <table:table-cell table:style-name="ce29" office:value-type="float" office:value="724.399" calcext:value-type="float">
            <text:p><text:s/>724.40 <text:s/></text:p>
          </table:table-cell>
          <table:table-cell table:style-name="ce29" office:value-type="float" office:value="128" calcext:value-type="float">
            <text:p><text:s/>128.00 <text:s/></text:p>
          </table:table-cell>
          <table:table-cell table:style-name="ce29" office:value-type="float" office:value="80.461" calcext:value-type="float">
            <text:p><text:s/>80.46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9.791" calcext:value-type="float">
            <text:p><text:s/>9.79 <text:s/></text:p>
          </table:table-cell>
          <table:table-cell table:style-name="ce29" office:value-type="float" office:value="631.93" calcext:value-type="float">
            <text:p><text:s/>631.93 <text:s/></text:p>
          </table:table-cell>
          <table:table-cell table:style-name="ce37" office:value-type="float" office:value="1881367" calcext:value-type="float">
            <text:p><text:s/>1,881,367 <text:s/>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3" office:value-type="string" calcext:value-type="string">
            <text:p>11月</text:p>
          </table:table-cell>
          <table:table-cell table:style-name="ce18"/>
          <table:table-cell table:style-name="ce24" office:value-type="float" office:value="9114.9684" calcext:value-type="float">
            <text:p><text:s/>9,114.97 <text:s/></text:p>
          </table:table-cell>
          <table:table-cell table:style-name="ce29" office:value-type="float" office:value="2093.39" calcext:value-type="float">
            <text:p><text:s/>2,093.39 <text:s/></text:p>
          </table:table-cell>
          <table:table-cell table:style-name="ce29" office:value-type="float" office:value="0.3" calcext:value-type="float">
            <text:p><text:s/>0.30 <text:s/></text:p>
          </table:table-cell>
          <table:table-cell table:style-name="ce29" office:value-type="float" office:value="5455.2824" calcext:value-type="float">
            <text:p><text:s/>5,455.28 <text:s/></text:p>
          </table:table-cell>
          <table:table-cell table:style-name="ce29" office:value-type="float" office:value="853.735" calcext:value-type="float">
            <text:p><text:s/>853.74 <text:s/></text:p>
          </table:table-cell>
          <table:table-cell table:style-name="ce29" office:value-type="float" office:value="725.735" calcext:value-type="float">
            <text:p><text:s/>725.74 <text:s/></text:p>
          </table:table-cell>
          <table:table-cell table:style-name="ce29" office:value-type="float" office:value="128" calcext:value-type="float">
            <text:p><text:s/>128.00 <text:s/></text:p>
          </table:table-cell>
          <table:table-cell table:style-name="ce29" office:value-type="float" office:value="80.331" calcext:value-type="float">
            <text:p><text:s/>80.33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9.661" calcext:value-type="float">
            <text:p><text:s/>9.66 <text:s/></text:p>
          </table:table-cell>
          <table:table-cell table:style-name="ce29" office:value-type="float" office:value="631.93" calcext:value-type="float">
            <text:p><text:s/>631.93 <text:s/></text:p>
          </table:table-cell>
          <table:table-cell table:style-name="ce37" office:value-type="float" office:value="1872832" calcext:value-type="float">
            <text:p><text:s/>1,872,832 <text:s/>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3" office:value-type="string" calcext:value-type="string">
            <text:p>12月</text:p>
          </table:table-cell>
          <table:table-cell table:style-name="ce18"/>
          <table:table-cell table:style-name="ce24" office:value-type="float" office:value="9482.2324" calcext:value-type="float">
            <text:p><text:s/>9,482.23 <text:s/></text:p>
          </table:table-cell>
          <table:table-cell table:style-name="ce29" office:value-type="float" office:value="2093.39" calcext:value-type="float">
            <text:p><text:s/>2,093.39 <text:s/></text:p>
          </table:table-cell>
          <table:table-cell table:style-name="ce29" office:value-type="float" office:value="0.3" calcext:value-type="float">
            <text:p><text:s/>0.30 <text:s/></text:p>
          </table:table-cell>
          <table:table-cell table:style-name="ce29" office:value-type="float" office:value="5817.2054" calcext:value-type="float">
            <text:p><text:s/>5,817.21 <text:s/></text:p>
          </table:table-cell>
          <table:table-cell table:style-name="ce29" office:value-type="float" office:value="853.705" calcext:value-type="float">
            <text:p><text:s/>853.71 <text:s/></text:p>
          </table:table-cell>
          <table:table-cell table:style-name="ce29" office:value-type="float" office:value="725.705" calcext:value-type="float">
            <text:p><text:s/>725.71 <text:s/></text:p>
          </table:table-cell>
          <table:table-cell table:style-name="ce29" office:value-type="float" office:value="128" calcext:value-type="float">
            <text:p><text:s/>128.00 <text:s/></text:p>
          </table:table-cell>
          <table:table-cell table:style-name="ce29" office:value-type="float" office:value="85.702" calcext:value-type="float">
            <text:p><text:s/>85.70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15.032" calcext:value-type="float">
            <text:p><text:s/>15.03 <text:s/></text:p>
          </table:table-cell>
          <table:table-cell table:style-name="ce29" office:value-type="float" office:value="631.93" calcext:value-type="float">
            <text:p><text:s/>631.93 <text:s/></text:p>
          </table:table-cell>
          <table:table-cell table:style-name="ce37" office:value-type="float" office:value="1862443" calcext:value-type="float">
            <text:p><text:s/>1,862,443 <text:s/>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3"/>
          <table:table-cell table:style-name="ce18"/>
          <table:table-cell table:style-name="ce24"/>
          <table:table-cell table:style-name="ce29" table:number-columns-repeated="11"/>
          <table:table-cell table:style-name="ce37"/>
          <table:table-cell table:number-columns-repeated="1008"/>
        </table:table-row>
        <table:table-row table:style-name="ro3">
          <table:table-cell table:style-name="ce5" office:value-type="string" calcext:value-type="string">
            <text:p>民國110年</text:p>
          </table:table-cell>
          <table:table-cell table:style-name="ce13" office:value-type="string" calcext:value-type="string">
            <text:p><text:s/>1月</text:p>
          </table:table-cell>
          <table:table-cell table:style-name="ce18"/>
          <table:table-cell table:style-name="ce24" office:value-type="float" office:value="9533.038" calcext:value-type="float">
            <text:p><text:s/>9,533.04 <text:s/></text:p>
          </table:table-cell>
          <table:table-cell table:style-name="ce29" office:value-type="float" office:value="2093.39" calcext:value-type="float">
            <text:p><text:s/>2,093.39 <text:s/></text:p>
          </table:table-cell>
          <table:table-cell table:style-name="ce29" office:value-type="float" office:value="0.3" calcext:value-type="float">
            <text:p><text:s/>0.30 <text:s/></text:p>
          </table:table-cell>
          <table:table-cell table:style-name="ce29" office:value-type="float" office:value="5863.255" calcext:value-type="float">
            <text:p><text:s/>5,863.26 <text:s/></text:p>
          </table:table-cell>
          <table:table-cell table:style-name="ce29" office:value-type="float" office:value="858.405" calcext:value-type="float">
            <text:p><text:s/>858.41 <text:s/></text:p>
          </table:table-cell>
          <table:table-cell table:style-name="ce29" office:value-type="float" office:value="730.405" calcext:value-type="float">
            <text:p><text:s/>730.41 <text:s/></text:p>
          </table:table-cell>
          <table:table-cell table:style-name="ce29" office:value-type="float" office:value="128" calcext:value-type="float">
            <text:p><text:s/>128.00 <text:s/></text:p>
          </table:table-cell>
          <table:table-cell table:style-name="ce29" office:value-type="float" office:value="85.758" calcext:value-type="float">
            <text:p><text:s/>85.76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15.088" calcext:value-type="float">
            <text:p><text:s/>15.09 <text:s/></text:p>
          </table:table-cell>
          <table:table-cell table:style-name="ce29" office:value-type="float" office:value="631.93" calcext:value-type="float">
            <text:p><text:s/>631.93 <text:s/></text:p>
          </table:table-cell>
          <table:table-cell table:style-name="ce37" office:value-type="float" office:value="1845985" calcext:value-type="float">
            <text:p><text:s/>1,845,985 <text:s/>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3" office:value-type="string" calcext:value-type="string">
            <text:p><text:s/>2月</text:p>
          </table:table-cell>
          <table:table-cell table:style-name="ce18"/>
          <table:table-cell table:style-name="ce24" office:value-type="float" office:value="9579.82328" calcext:value-type="float">
            <text:p><text:s/>9,579.82 <text:s/></text:p>
          </table:table-cell>
          <table:table-cell table:style-name="ce29" office:value-type="float" office:value="2093.39" calcext:value-type="float">
            <text:p><text:s/>2,093.39 <text:s/></text:p>
          </table:table-cell>
          <table:table-cell table:style-name="ce29" office:value-type="float" office:value="0.3" calcext:value-type="float">
            <text:p><text:s/>0.30 <text:s/></text:p>
          </table:table-cell>
          <table:table-cell table:style-name="ce29" office:value-type="float" office:value="5903.74028" calcext:value-type="float">
            <text:p><text:s/>5,903.74 <text:s/></text:p>
          </table:table-cell>
          <table:table-cell table:style-name="ce29" office:value-type="float" office:value="864.705" calcext:value-type="float">
            <text:p><text:s/>864.71 <text:s/></text:p>
          </table:table-cell>
          <table:table-cell table:style-name="ce29" office:value-type="float" office:value="736.705" calcext:value-type="float">
            <text:p><text:s/>736.71 <text:s/></text:p>
          </table:table-cell>
          <table:table-cell table:style-name="ce29" office:value-type="float" office:value="128" calcext:value-type="float">
            <text:p><text:s/>128.00 <text:s/></text:p>
          </table:table-cell>
          <table:table-cell table:style-name="ce29" office:value-type="float" office:value="85.758" calcext:value-type="float">
            <text:p><text:s/>85.76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15.088" calcext:value-type="float">
            <text:p><text:s/>15.09 <text:s/></text:p>
          </table:table-cell>
          <table:table-cell table:style-name="ce29" office:value-type="float" office:value="631.93" calcext:value-type="float">
            <text:p><text:s/>631.93 <text:s/></text:p>
          </table:table-cell>
          <table:table-cell table:style-name="ce37" office:value-type="float" office:value="1823419" calcext:value-type="float">
            <text:p><text:s/>1,823,419 <text:s/>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3" office:value-type="string" calcext:value-type="string">
            <text:p><text:s/>3月</text:p>
          </table:table-cell>
          <table:table-cell table:style-name="ce18"/>
          <table:table-cell table:style-name="ce24" office:value-type="float" office:value="9674.818" calcext:value-type="float">
            <text:p><text:s/>9,674.82 <text:s/></text:p>
          </table:table-cell>
          <table:table-cell table:style-name="ce29" office:value-type="float" office:value="2093.39" calcext:value-type="float">
            <text:p><text:s/>2,093.39 <text:s/></text:p>
          </table:table-cell>
          <table:table-cell table:style-name="ce29" office:value-type="float" office:value="0.3" calcext:value-type="float">
            <text:p><text:s/>0.30 <text:s/></text:p>
          </table:table-cell>
          <table:table-cell table:style-name="ce29" office:value-type="float" office:value="6000.01" calcext:value-type="float">
            <text:p><text:s/>6,000.01 <text:s/></text:p>
          </table:table-cell>
          <table:table-cell table:style-name="ce29" office:value-type="float" office:value="863.105" calcext:value-type="float">
            <text:p><text:s/>863.11 <text:s/></text:p>
          </table:table-cell>
          <table:table-cell table:style-name="ce29" office:value-type="float" office:value="735.105" calcext:value-type="float">
            <text:p><text:s/>735.11 <text:s/></text:p>
          </table:table-cell>
          <table:table-cell table:style-name="ce29" office:value-type="float" office:value="128" calcext:value-type="float">
            <text:p><text:s/>128.00 <text:s/></text:p>
          </table:table-cell>
          <table:table-cell table:style-name="ce29" office:value-type="float" office:value="86.083" calcext:value-type="float">
            <text:p><text:s/>86.08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15.413" calcext:value-type="float">
            <text:p><text:s/>15.41 <text:s/></text:p>
          </table:table-cell>
          <table:table-cell table:style-name="ce29" office:value-type="float" office:value="631.93" calcext:value-type="float">
            <text:p><text:s/>631.93 <text:s/></text:p>
          </table:table-cell>
          <table:table-cell table:style-name="ce37" office:value-type="float" office:value="1794672" calcext:value-type="float">
            <text:p><text:s/>1,794,672 <text:s/>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3" office:value-type="string" calcext:value-type="string">
            <text:p><text:s/>4月</text:p>
          </table:table-cell>
          <table:table-cell table:style-name="ce18"/>
          <table:table-cell table:style-name="ce24" office:value-type="float" office:value="9799.711889" calcext:value-type="float">
            <text:p><text:s/>9,799.71 <text:s/></text:p>
          </table:table-cell>
          <table:table-cell table:style-name="ce29" office:value-type="float" office:value="2093.39" calcext:value-type="float">
            <text:p><text:s/>2,093.39 <text:s/></text:p>
          </table:table-cell>
          <table:table-cell table:style-name="ce29" office:value-type="float" office:value="0.3" calcext:value-type="float">
            <text:p><text:s/>0.30 <text:s/></text:p>
          </table:table-cell>
          <table:table-cell table:style-name="ce29" office:value-type="float" office:value="6124.903889" calcext:value-type="float">
            <text:p><text:s/>6,124.90 <text:s/></text:p>
          </table:table-cell>
          <table:table-cell table:style-name="ce29" office:value-type="float" office:value="863.105" calcext:value-type="float">
            <text:p><text:s/>863.11 <text:s/></text:p>
          </table:table-cell>
          <table:table-cell table:style-name="ce29" office:value-type="float" office:value="735.105" calcext:value-type="float">
            <text:p><text:s/>735.11 <text:s/></text:p>
          </table:table-cell>
          <table:table-cell table:style-name="ce29" office:value-type="float" office:value="128" calcext:value-type="float">
            <text:p><text:s/>128.00 <text:s/></text:p>
          </table:table-cell>
          <table:table-cell table:style-name="ce29" office:value-type="float" office:value="86.083" calcext:value-type="float">
            <text:p><text:s/>86.08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15.413" calcext:value-type="float">
            <text:p><text:s/>15.41 <text:s/></text:p>
          </table:table-cell>
          <table:table-cell table:style-name="ce29" office:value-type="float" office:value="631.93" calcext:value-type="float">
            <text:p><text:s/>631.93 <text:s/></text:p>
          </table:table-cell>
          <table:table-cell table:style-name="ce37" office:value-type="float" office:value="1759825" calcext:value-type="float">
            <text:p><text:s/>1,759,825 <text:s/>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3" office:value-type="string" calcext:value-type="string">
            <text:p><text:s/>5月</text:p>
          </table:table-cell>
          <table:table-cell table:style-name="ce18"/>
          <table:table-cell table:style-name="ce24" office:value-type="float" office:value="9912.612609" calcext:value-type="float">
            <text:p><text:s/>9,912.61 <text:s/></text:p>
          </table:table-cell>
          <table:table-cell table:style-name="ce29" office:value-type="float" office:value="2093.39" calcext:value-type="float">
            <text:p><text:s/>2,093.39 <text:s/></text:p>
          </table:table-cell>
          <table:table-cell table:style-name="ce29" office:value-type="float" office:value="0.3" calcext:value-type="float">
            <text:p><text:s/>0.30 <text:s/></text:p>
          </table:table-cell>
          <table:table-cell table:style-name="ce29" office:value-type="float" office:value="6237.844609" calcext:value-type="float">
            <text:p><text:s/>6,237.84 <text:s/></text:p>
          </table:table-cell>
          <table:table-cell table:style-name="ce29" office:value-type="float" office:value="863.065" calcext:value-type="float">
            <text:p><text:s/>863.07 <text:s/></text:p>
          </table:table-cell>
          <table:table-cell table:style-name="ce29" office:value-type="float" office:value="735.065" calcext:value-type="float">
            <text:p><text:s/>735.07 <text:s/></text:p>
          </table:table-cell>
          <table:table-cell table:style-name="ce29" office:value-type="float" office:value="128" calcext:value-type="float">
            <text:p><text:s/>128.00 <text:s/></text:p>
          </table:table-cell>
          <table:table-cell table:style-name="ce29" office:value-type="float" office:value="86.083" calcext:value-type="float">
            <text:p><text:s/>86.08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15.413" calcext:value-type="float">
            <text:p><text:s/>15.41 <text:s/></text:p>
          </table:table-cell>
          <table:table-cell table:style-name="ce29" office:value-type="float" office:value="631.93" calcext:value-type="float">
            <text:p><text:s/>631.93 <text:s/></text:p>
          </table:table-cell>
          <table:table-cell table:style-name="ce37" office:value-type="float" office:value="1716021" calcext:value-type="float">
            <text:p><text:s/>1,716,021 <text:s/>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3" office:value-type="string" calcext:value-type="string">
            <text:p><text:s/>6月</text:p>
          </table:table-cell>
          <table:table-cell table:style-name="ce18"/>
          <table:table-cell table:style-name="ce24" office:value-type="float" office:value="10298.175209" calcext:value-type="float">
            <text:p><text:s/>10,298.18 <text:s/></text:p>
          </table:table-cell>
          <table:table-cell table:style-name="ce29" office:value-type="float" office:value="2093.307" calcext:value-type="float">
            <text:p><text:s/>2,093.31 <text:s/></text:p>
          </table:table-cell>
          <table:table-cell table:style-name="ce29" office:value-type="float" office:value="0.3" calcext:value-type="float">
            <text:p><text:s/>0.30 <text:s/></text:p>
          </table:table-cell>
          <table:table-cell table:style-name="ce29" office:value-type="float" office:value="6623.440209" calcext:value-type="float">
            <text:p><text:s/>6,623.44 <text:s/></text:p>
          </table:table-cell>
          <table:table-cell table:style-name="ce29" office:value-type="float" office:value="863.065" calcext:value-type="float">
            <text:p><text:s/>863.07 <text:s/></text:p>
          </table:table-cell>
          <table:table-cell table:style-name="ce29" office:value-type="float" office:value="735.065" calcext:value-type="float">
            <text:p><text:s/>735.07 <text:s/></text:p>
          </table:table-cell>
          <table:table-cell table:style-name="ce29" office:value-type="float" office:value="128" calcext:value-type="float">
            <text:p><text:s/>128.00 <text:s/></text:p>
          </table:table-cell>
          <table:table-cell table:style-name="ce29" office:value-type="float" office:value="86.133" calcext:value-type="float">
            <text:p><text:s/>86.13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15.463" calcext:value-type="float">
            <text:p><text:s/>15.46 <text:s/></text:p>
          </table:table-cell>
          <table:table-cell table:style-name="ce29" office:value-type="float" office:value="631.93" calcext:value-type="float">
            <text:p><text:s/>631.93 <text:s/></text:p>
          </table:table-cell>
          <table:table-cell table:style-name="ce37" office:value-type="float" office:value="1674870" calcext:value-type="float">
            <text:p><text:s/>1,674,870 <text:s/>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3" office:value-type="string" calcext:value-type="string">
            <text:p><text:s/>7月</text:p>
          </table:table-cell>
          <table:table-cell table:style-name="ce18"/>
          <table:table-cell table:style-name="ce24" office:value-type="float" office:value="10493.295279" calcext:value-type="float">
            <text:p><text:s/>10,493.30 <text:s/></text:p>
          </table:table-cell>
          <table:table-cell table:style-name="ce29" office:value-type="float" office:value="2093.307" calcext:value-type="float">
            <text:p><text:s/>2,093.31 <text:s/></text:p>
          </table:table-cell>
          <table:table-cell table:style-name="ce29" office:value-type="float" office:value="0.3" calcext:value-type="float">
            <text:p><text:s/>0.30 <text:s/></text:p>
          </table:table-cell>
          <table:table-cell table:style-name="ce29" office:value-type="float" office:value="6764.049279" calcext:value-type="float">
            <text:p><text:s/>6,764.05 <text:s/></text:p>
          </table:table-cell>
          <table:table-cell table:style-name="ce29" office:value-type="float" office:value="917.038" calcext:value-type="float">
            <text:p><text:s/>917.04 <text:s/></text:p>
          </table:table-cell>
          <table:table-cell table:style-name="ce29" office:value-type="float" office:value="789.038" calcext:value-type="float">
            <text:p><text:s/>789.04 <text:s/></text:p>
          </table:table-cell>
          <table:table-cell table:style-name="ce29" office:value-type="float" office:value="128" calcext:value-type="float">
            <text:p><text:s/>128.00 <text:s/></text:p>
          </table:table-cell>
          <table:table-cell table:style-name="ce29" office:value-type="float" office:value="86.671" calcext:value-type="float">
            <text:p><text:s/>86.67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16.001" calcext:value-type="float">
            <text:p><text:s/>16.00 <text:s/></text:p>
          </table:table-cell>
          <table:table-cell table:style-name="ce29" office:value-type="float" office:value="631.93" calcext:value-type="float">
            <text:p><text:s/>631.93 <text:s/></text:p>
          </table:table-cell>
          <table:table-cell table:style-name="ce37" office:value-type="float" office:value="1618619" calcext:value-type="float">
            <text:p><text:s/>1,618,619 <text:s/>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3" office:value-type="string" calcext:value-type="string">
            <text:p><text:s/>8月</text:p>
          </table:table-cell>
          <table:table-cell table:style-name="ce18"/>
          <table:table-cell table:style-name="ce24" office:value-type="float" office:value="10643.920119" calcext:value-type="float">
            <text:p><text:s/>10,643.92 <text:s/></text:p>
          </table:table-cell>
          <table:table-cell table:style-name="ce29" office:value-type="float" office:value="2094.047" calcext:value-type="float">
            <text:p><text:s/>2,094.05 <text:s/></text:p>
          </table:table-cell>
          <table:table-cell table:style-name="ce29" office:value-type="float" office:value="0.3" calcext:value-type="float">
            <text:p><text:s/>0.30 <text:s/></text:p>
          </table:table-cell>
          <table:table-cell table:style-name="ce29" office:value-type="float" office:value="6903.584119" calcext:value-type="float">
            <text:p><text:s/>6,903.58 <text:s/></text:p>
          </table:table-cell>
          <table:table-cell table:style-name="ce29" office:value-type="float" office:value="927.388" calcext:value-type="float">
            <text:p><text:s/>927.39 <text:s/></text:p>
          </table:table-cell>
          <table:table-cell table:style-name="ce29" office:value-type="float" office:value="799.388" calcext:value-type="float">
            <text:p><text:s/>799.39 <text:s/></text:p>
          </table:table-cell>
          <table:table-cell table:style-name="ce29" office:value-type="float" office:value="128" calcext:value-type="float">
            <text:p><text:s/>128.00 <text:s/></text:p>
          </table:table-cell>
          <table:table-cell table:style-name="ce29" office:value-type="float" office:value="86.671" calcext:value-type="float">
            <text:p><text:s/>86.67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16.001" calcext:value-type="float">
            <text:p><text:s/>16.00 <text:s/></text:p>
          </table:table-cell>
          <table:table-cell table:style-name="ce29" office:value-type="float" office:value="631.93" calcext:value-type="float">
            <text:p><text:s/>631.93 <text:s/></text:p>
          </table:table-cell>
          <table:table-cell table:style-name="ce37" office:value-type="float" office:value="1558754" calcext:value-type="float">
            <text:p><text:s/>1,558,754 <text:s/>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3" office:value-type="string" calcext:value-type="string">
            <text:p><text:s/>9月</text:p>
          </table:table-cell>
          <table:table-cell table:style-name="ce18"/>
          <table:table-cell table:style-name="ce24" office:value-type="float" office:value="10760.361819" calcext:value-type="float">
            <text:p><text:s/>10,760.36 <text:s/></text:p>
          </table:table-cell>
          <table:table-cell table:style-name="ce29" office:value-type="float" office:value="2094.047" calcext:value-type="float">
            <text:p><text:s/>2,094.05 <text:s/></text:p>
          </table:table-cell>
          <table:table-cell table:style-name="ce29" office:value-type="float" office:value="4.5" calcext:value-type="float">
            <text:p><text:s/>4.50 <text:s/></text:p>
          </table:table-cell>
          <table:table-cell table:style-name="ce29" office:value-type="float" office:value="7001.425819" calcext:value-type="float">
            <text:p><text:s/>7,001.43 <text:s/></text:p>
          </table:table-cell>
          <table:table-cell table:style-name="ce29" office:value-type="float" office:value="941.788" calcext:value-type="float">
            <text:p><text:s/>941.79 <text:s/></text:p>
          </table:table-cell>
          <table:table-cell table:style-name="ce29" office:value-type="float" office:value="813.788" calcext:value-type="float">
            <text:p><text:s/>813.79 <text:s/></text:p>
          </table:table-cell>
          <table:table-cell table:style-name="ce29" office:value-type="float" office:value="128" calcext:value-type="float">
            <text:p><text:s/>128.00 <text:s/></text:p>
          </table:table-cell>
          <table:table-cell table:style-name="ce29" office:value-type="float" office:value="86.671" calcext:value-type="float">
            <text:p><text:s/>86.67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16.001" calcext:value-type="float">
            <text:p><text:s/>16.00 <text:s/></text:p>
          </table:table-cell>
          <table:table-cell table:style-name="ce29" office:value-type="float" office:value="631.93" calcext:value-type="float">
            <text:p><text:s/>631.93 <text:s/></text:p>
          </table:table-cell>
          <table:table-cell table:style-name="ce37" office:value-type="float" office:value="1492733" calcext:value-type="float">
            <text:p><text:s/>1,492,733 <text:s/>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3" office:value-type="string" calcext:value-type="string">
            <text:p>10月</text:p>
          </table:table-cell>
          <table:table-cell table:style-name="ce18"/>
          <table:table-cell table:style-name="ce24" office:value-type="float" office:value="10979.693099" calcext:value-type="float">
            <text:p><text:s/>10,979.69 <text:s/></text:p>
          </table:table-cell>
          <table:table-cell table:style-name="ce29" office:value-type="float" office:value="2094.047" calcext:value-type="float">
            <text:p><text:s/>2,094.05 <text:s/></text:p>
          </table:table-cell>
          <table:table-cell table:style-name="ce29" office:value-type="float" office:value="4.5" calcext:value-type="float">
            <text:p><text:s/>4.50 <text:s/></text:p>
          </table:table-cell>
          <table:table-cell table:style-name="ce29" office:value-type="float" office:value="7113.857099" calcext:value-type="float">
            <text:p><text:s/>7,113.86 <text:s/></text:p>
          </table:table-cell>
          <table:table-cell table:style-name="ce29" office:value-type="float" office:value="1048.688" calcext:value-type="float">
            <text:p><text:s/>1,048.69 <text:s/></text:p>
          </table:table-cell>
          <table:table-cell table:style-name="ce29" office:value-type="float" office:value="811.488" calcext:value-type="float">
            <text:p><text:s/>811.49 <text:s/></text:p>
          </table:table-cell>
          <table:table-cell table:style-name="ce29" office:value-type="float" office:value="237.2" calcext:value-type="float">
            <text:p><text:s/>237.20 <text:s/></text:p>
          </table:table-cell>
          <table:table-cell table:style-name="ce29" office:value-type="float" office:value="86.671" calcext:value-type="float">
            <text:p><text:s/>86.67 <text:s/></text:p>
          </table:table-cell>
          <table:table-cell table:style-name="ce29" office:value-type="float" office:value="70.67" calcext:value-type="float">
            <text:p><text:s/>70.6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16.001" calcext:value-type="float">
            <text:p><text:s/>16.00 <text:s/></text:p>
          </table:table-cell>
          <table:table-cell table:style-name="ce29" office:value-type="float" office:value="631.93" calcext:value-type="float">
            <text:p><text:s/>631.93 <text:s/></text:p>
          </table:table-cell>
          <table:table-cell table:style-name="ce37" office:value-type="float" office:value="1420609" calcext:value-type="float">
            <text:p><text:s/>1,420,609 <text:s/></text:p>
          </table:table-cell>
          <table:table-cell table:number-columns-repeated="1008"/>
        </table:table-row>
        <table:table-row table:style-name="ro3">
          <table:table-cell table:style-name="ce6"/>
          <table:table-cell table:style-name="ce14" office:value-type="string" calcext:value-type="string">
            <text:p>11月</text:p>
          </table:table-cell>
          <table:table-cell table:style-name="ce19"/>
          <table:table-cell table:style-name="ce25" office:value-type="float" office:value="11119.864424" calcext:value-type="float">
            <text:p><text:s/>11,119.86 <text:s/></text:p>
          </table:table-cell>
          <table:table-cell table:style-name="ce30" office:value-type="float" office:value="2094.047" calcext:value-type="float">
            <text:p><text:s/>2,094.05 <text:s/></text:p>
          </table:table-cell>
          <table:table-cell table:style-name="ce30" office:value-type="float" office:value="4.5" calcext:value-type="float">
            <text:p><text:s/>4.50 <text:s/></text:p>
          </table:table-cell>
          <table:table-cell table:style-name="ce30" office:value-type="float" office:value="7269.348424" calcext:value-type="float">
            <text:p><text:s/>7,269.35 <text:s/></text:p>
          </table:table-cell>
          <table:table-cell table:style-name="ce30" office:value-type="float" office:value="1033.368" calcext:value-type="float">
            <text:p><text:s/>1,033.37 <text:s/></text:p>
          </table:table-cell>
          <table:table-cell table:style-name="ce30" office:value-type="float" office:value="796.168" calcext:value-type="float">
            <text:p><text:s/>796.17 <text:s/></text:p>
          </table:table-cell>
          <table:table-cell table:style-name="ce30" office:value-type="float" office:value="237.2" calcext:value-type="float">
            <text:p><text:s/>237.20 <text:s/></text:p>
          </table:table-cell>
          <table:table-cell table:style-name="ce30" office:value-type="float" office:value="86.671" calcext:value-type="float">
            <text:p><text:s/>86.67 <text:s/></text:p>
          </table:table-cell>
          <table:table-cell table:style-name="ce30" office:value-type="float" office:value="70.67" calcext:value-type="float">
            <text:p><text:s/>70.67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16.001" calcext:value-type="float">
            <text:p><text:s/>16.00 <text:s/></text:p>
          </table:table-cell>
          <table:table-cell table:style-name="ce30" office:value-type="float" office:value="631.93" calcext:value-type="float">
            <text:p><text:s/>631.93 <text:s/></text:p>
          </table:table-cell>
          <table:table-cell table:style-name="ce38" office:value-type="float" office:value="1342108" calcext:value-type="float">
            <text:p><text:s/>1,342,108 <text:s/>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 table:number-columns-spanned="16" table:number-rows-spanned="1">
            <text:p>註：*本表太陽熱能資料因相關補助落日，108年起太陽熱能資料需依廠家調查結果進行推估。考量廠家調查作業須待次年初執行，當年度設置面積採用前一年度12月底之累積設置面積（假設</text:p>
          </table:table-cell>
          <table:covered-table-cell table:number-columns-repeated="15" table:style-name="ce15"/>
          <table:table-cell table:number-columns-repeated="1008"/>
        </table:table-row>
        <table:table-row table:style-name="ro3">
          <table:table-cell table:style-name="ce8" office:value-type="string" calcext:value-type="string" table:number-columns-spanned="16" table:number-rows-spanned="1">
            <text:p>　　成長率為0），並參採業界公定20年之設備使用年限，將我國始於89年6月之補助設置面積，自109年6月起陸續扣除。</text:p>
          </table:table-cell>
          <table:covered-table-cell table:number-columns-repeated="15" table:style-name="ce16"/>
          <table:table-cell table:number-columns-repeated="1008"/>
        </table:table-row>
        <table:table-row table:style-name="ro4" table:number-rows-repeated="8">
          <table:table-cell table:number-columns-repeated="3"/>
          <table:table-cell table:style-name="ce26" table:number-columns-repeated="13"/>
          <table:table-cell table:number-columns-repeated="1008"/>
        </table:table-row>
        <table:table-row table:style-name="ro5" table:number-rows-repeated="23">
          <table:table-cell table:number-columns-repeated="3"/>
          <table:table-cell table:style-name="ce26" table:number-columns-repeated="13"/>
          <table:table-cell table:number-columns-repeated="1008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RowStartCell" table:base-cell-address="$Page1.$A$1" table:cell-range-address="$Page1.$A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loext:text> </loext:text>
      <loext:fill-character> </loext:fill-character>
      <number:number number:decimal-places="1" loext:min-decimal-places="1" number:min-integer-digits="1" number:grouping="true"/>
      <number:text>  </number:text>
    </number:number-style>
    <number:number-style style:name="N187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  <number:text>  </number:text>
    </number:number-style>
    <number:number-style style:name="N187">
      <number:text>- 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</loext:text>
      <loext:fill-character> </loext:fill-character>
      <number:number number:decimal-places="1" loext:min-decimal-places="1" number:min-integer-digits="1" number:grouping="true"/>
      <number:text>  </number:text>
    </number:number-style>
    <number:number-style style:name="N188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  <number:text>  </number:text>
    </number:number-style>
    <number:number-style style:name="N188">
      <number:text>- 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</loext:text>
      <loext:fill-character> </loext:fill-character>
      <number:number number:decimal-places="2" loext:min-decimal-places="2" number:min-integer-digits="1" number:grouping="true"/>
      <number:text>  </number:text>
    </number:number-style>
    <number:number-style style:name="N18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 </number:text>
    </number:number-style>
    <number:number-style style:name="N189">
      <number:text>- 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9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90">
      <number:text>-  </number:text>
      <style:map style:condition="value()&gt;0" style:apply-style-name="N190P0"/>
      <style:map style:condition="value()&lt;0" style:apply-style-name="N19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再生能源裝(設)置容量</dc:title>
    <dc:subject>再生能源裝(設)置容量</dc:subject>
    <meta:keyword>能源統計月報</meta:keyword>
    <dc:description>再生能源裝(設)置容量</dc:description>
    <meta:initial-creator>國際合作與能源統計科</meta:initial-creator>
    <meta:creation-date>2012-04-23T15:36:05</meta:creation-date>
    <dc:creator>方文秀</dc:creator>
    <dc:date>2021-12-29T20:31:12</dc:date>
    <meta:print-date>2021-12-29T20:30:50</meta:print-date>
    <meta:document-statistic meta:table-count="1" meta:cell-count="600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